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d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</text:p>
      <text:p text:style-name="P1">- Javier Frías:</text:p>
      <text:p text:style-name="P1">- Marcos Gallardo: <text:span text:style-name="T1">Markweell</text:span>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7T10:33:51.640000000</dc:date>
    <meta:editing-duration>PT5M15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7" meta:character-count="370" meta:non-whitespace-character-count="322"/>
  </office:meta>
</office:document-meta>
</file>